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i</text:p>
          </table:table-cell>
          <table:table-cell table:style-name="Default" office:value-type="string" calcext:value-type="string">
            <text:p>tgs</text:p>
          </table:table-cell>
          <table:table-cell table:style-name="Default" office:value-type="string" calcext:value-type="string">
            <text:p>tgi</text:p>
          </table:table-cell>
          <table:table-cell table:style-name="Default" office:value-type="string" calcext:value-type="string">
            <text:p>tsi</text:p>
          </table:table-cell>
          <table:table-cell office:value-type="string" calcext:value-type="string">
            <text:p>k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formula="of:=[.A4] + 1" office:value-type="float" office:value="4" calcext:value-type="float">
            <text:p>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formula="of:=[.A5] + 1" office:value-type="float" office:value="5" calcext:value-type="float">
            <text:p>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table:formula="of:=[.A6] + 1" office:value-type="float" office:value="6" calcext:value-type="float">
            <text:p>6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table:formula="of:=[.A7] + 1"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table:formula="of:=[.A8] + 1"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27.8571428571429" calcext:value-type="float">
            <text:p>27.8571428571429</text:p>
          </table:table-cell>
          <table:table-cell table:number-columns-repeated="16376"/>
        </table:table-row>
        <table:table-row table:style-name="ro1">
          <table:table-cell table:formula="of:=[.A9] + 1"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table:formula="of:=[.A10] + 1"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 table:formula="of:=[.A11] + 1" office:value-type="float" office:value="11" calcext:value-type="float">
            <text:p>11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table:style-name="Default" office:value-type="float" office:value="0.4" calcext:value-type="float">
            <text:p>0.4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formula="of:=[.A12] + 1" office:value-type="float" office:value="12" calcext:value-type="float">
            <text:p>12</text:p>
          </table:table-cell>
          <table:table-cell table:number-columns-repeated="3" office:value-type="float" office:value="0.8" calcext:value-type="float">
            <text:p>0.8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office:value-type="float" office:value="43" calcext:value-type="float">
            <text:p>43</text:p>
          </table:table-cell>
          <table:table-cell table:number-columns-repeated="16376"/>
        </table:table-row>
        <table:table-row table:style-name="ro1">
          <table:table-cell table:formula="of:=[.A13] + 1" office:value-type="float" office:value="13" calcext:value-type="float">
            <text:p>13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table:formula="of:=[.A14] + 1" office:value-type="float" office:value="14" calcext:value-type="float">
            <text:p>14</text:p>
          </table:table-cell>
          <table:table-cell table:number-columns-repeated="3" office:value-type="float" office:value="0.8" calcext:value-type="float">
            <text:p>0.8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4" calcext:value-type="float">
            <text:p>0.4</text:p>
          </table:table-cell>
          <table:table-cell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table:formula="of:=[.A15] + 1" office:value-type="float" office:value="15" calcext:value-type="float">
            <text:p>1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table:style-name="Default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218.214285714286" calcext:value-type="float">
            <text:p>218.214285714286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110.5" calcext:value-type="float">
            <text:p>110.5</text:p>
          </table:table-cell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2.78571428571428" calcext:value-type="float">
            <text:p>2.78571428571428</text:p>
          </table:table-cell>
          <table:table-cell table:number-columns-repeated="1637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8.75" calcext:value-type="float">
            <text:p>68.75</text:p>
          </table:table-cell>
          <table:table-cell table:number-columns-repeated="1637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1637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table:style-name="Default" office:value-type="float" office:value="0.2" calcext:value-type="float">
            <text:p>0.2</text:p>
          </table:table-cell>
          <table:table-cell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table:style-name="Default" office:value-type="float" office:value="0.2" calcext:value-type="float">
            <text:p>0.2</text:p>
          </table:table-cell>
          <table:table-cell office:value-type="float" office:value="-2.75" calcext:value-type="float">
            <text:p>-2.75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10.464285714286" calcext:value-type="float">
            <text:p>110.464285714286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9.0714285714286" calcext:value-type="float">
            <text:p>89.0714285714286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13.714285714286" calcext:value-type="float">
            <text:p>113.714285714286</text:p>
          </table:table-cell>
          <table:table-cell table:number-columns-repeated="1637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11.214285714286" calcext:value-type="float">
            <text:p>111.214285714286</text:p>
          </table:table-cell>
          <table:table-cell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table:style-name="Default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table:number-columns-repeated="1637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3" table:style-name="Default" office:value-type="float" office:value="0.7" calcext:value-type="float">
            <text:p>0.7</text:p>
          </table:table-cell>
          <table:table-cell office:value-type="float" office:value="44.1428571428571" calcext:value-type="float">
            <text:p>44.1428571428571</text:p>
          </table:table-cell>
          <table:table-cell table:number-columns-repeated="1637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6" calcext:value-type="float">
            <text:p>0.6</text:p>
          </table:table-cell>
          <table:table-cell table:number-columns-repeated="3" table:style-name="Default" office:value-type="float" office:value="0.7" calcext:value-type="float">
            <text:p>0.7</text:p>
          </table:table-cell>
          <table:table-cell office:value-type="float" office:value="24.2857142857143" calcext:value-type="float">
            <text:p>24.2857142857143</text:p>
          </table:table-cell>
          <table:table-cell table:number-columns-repeated="1637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table:style-name="Default" office:value-type="float" office:value="0.7" calcext:value-type="float">
            <text:p>0.7</text:p>
          </table:table-cell>
          <table:table-cell office:value-type="float" office:value="14.3571428571429" calcext:value-type="float">
            <text:p>14.3571428571429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table:style-name="Default" office:value-type="float" office:value="0.7" calcext:value-type="float">
            <text:p>0.7</text:p>
          </table:table-cell>
          <table:table-cell office:value-type="float" office:value="-0.535714285714287" calcext:value-type="float">
            <text:p>-0.535714285714287</text:p>
          </table:table-cell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 table:number-rows-repeated="52">
          <table:table-cell table:number-columns-repeated="163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/>
          <table:table-cell table:number-columns-repeated="16377"/>
        </table:table-row>
      </table:table>
      <table:named-expressions/>
      <table:database-ranges>
        <table:database-range table:name="__Anonymous_Sheet_DB__0" table:target-range-address="Cases.A1:Cases.H3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8-10T20:28:19.070366765</dc:date>
    <meta:editing-duration>PT7H37S</meta:editing-duration>
    <meta:editing-cycles>13</meta:editing-cycles>
    <meta:document-statistic meta:table-count="1" meta:cell-count="280" meta:object-count="0"/>
  </office:meta>
</office:document-meta>
</file>